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middle" draw:auto-grow-height="false" fo:min-height="1.147cm" fo:min-width="3.31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middle" draw:auto-grow-height="false" fo:min-height="1.286cm" fo:min-width="3.872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middle" draw:auto-grow-height="false" fo:min-height="1.54cm" fo:min-width="4.38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36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39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45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3">
      <style:graphic-properties draw:stroke="solid" svg:stroke-width="0.018cm" svg:stroke-color="#000000" draw:marker-start="" draw:marker-start-width="0.227cm" draw:marker-start-center="false" draw:marker-end="" draw:marker-end-width="0.227cm" draw:marker-end-center="false" svg:stroke-linecap="round" draw:fill="none" draw:fill-color="#729fcf" draw:textarea-horizontal-align="justify" draw:textarea-vertical-align="middle" fo:padding-top="0.134cm" fo:padding-bottom="0.134cm" fo:padding-left="0.259cm" fo:padding-right="0.259cm" fo:wrap-option="wrap" draw:shadow="hidden" draw:shadow-offset-x="0.2cm" draw:shadow-offset-y="0.2cm" draw:shadow-color="#808080" loext:decorative="false"/>
    </style:style>
    <style:style style:name="gr47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afafa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language="zxx" fo:country="none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draw:layer="layout" svg:width="3.81cm" svg:height="1.397cm" svg:x="1.381cm" svg:y="3.095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text:p text:style-name="P1"><text:span text:style-name="T1">tasks tab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4.694cm" svg:y1="3.326cm" svg:x2="4.816cm" svg:y2="3.326cm">
            <text:p/>
          </draw:line>
          <draw:line draw:style-name="gr4" draw:text-style-name="P3" draw:layer="layout" svg:x1="4.816cm" svg:y1="3.326cm" svg:x2="4.816cm" svg:y2="3.382cm">
            <text:p/>
          </draw:line>
          <draw:line draw:style-name="gr5" draw:text-style-name="P3" draw:layer="layout" svg:x1="4.816cm" svg:y1="3.382cm" svg:x2="4.694cm" svg:y2="3.382cm">
            <text:p/>
          </draw:line>
          <draw:line draw:style-name="gr6" draw:text-style-name="P3" draw:layer="layout" svg:x1="4.694cm" svg:y1="3.326cm" svg:x2="4.694cm" svg:y2="3.382cm">
            <text:p/>
          </draw:line>
          <draw:line draw:style-name="gr7" draw:text-style-name="P3" draw:layer="layout" svg:x1="4.694cm" svg:y1="3.438cm" svg:x2="4.816cm" svg:y2="3.438cm">
            <text:p/>
          </draw:line>
          <draw:line draw:style-name="gr8" draw:text-style-name="P3" draw:layer="layout" svg:x1="4.816cm" svg:y1="3.438cm" svg:x2="4.816cm" svg:y2="3.494cm">
            <text:p/>
          </draw:line>
          <draw:line draw:style-name="gr9" draw:text-style-name="P3" draw:layer="layout" svg:x1="4.816cm" svg:y1="3.494cm" svg:x2="4.694cm" svg:y2="3.494cm">
            <text:p/>
          </draw:line>
          <draw:line draw:style-name="gr10" draw:text-style-name="P3" draw:layer="layout" svg:x1="4.694cm" svg:y1="3.438cm" svg:x2="4.694cm" svg:y2="3.494cm">
            <text:p/>
          </draw:line>
          <draw:line draw:style-name="gr11" draw:text-style-name="P3" draw:layer="layout" svg:x1="4.755cm" svg:y1="3.326cm" svg:x2="4.755cm" svg:y2="3.27cm">
            <text:p/>
          </draw:line>
          <draw:line draw:style-name="gr12" draw:text-style-name="P3" draw:layer="layout" svg:x1="4.755cm" svg:y1="3.27cm" svg:x2="4.999cm" svg:y2="3.27cm">
            <text:p/>
          </draw:line>
          <draw:line draw:style-name="gr13" draw:text-style-name="P3" draw:layer="layout" svg:x1="4.755cm" svg:y1="3.494cm" svg:x2="4.755cm" svg:y2="3.55cm">
            <text:p/>
          </draw:line>
          <draw:line draw:style-name="gr14" draw:text-style-name="P3" draw:layer="layout" svg:x1="4.999cm" svg:y1="3.549cm" svg:x2="4.755cm" svg:y2="3.549cm">
            <text:p/>
          </draw:line>
          <draw:line draw:style-name="gr15" draw:text-style-name="P3" draw:layer="layout" svg:x1="4.999cm" svg:y1="3.27cm" svg:x2="4.999cm" svg:y2="3.549cm">
            <text:p/>
          </draw:line>
          <draw:line draw:style-name="gr16" draw:text-style-name="P3" draw:layer="layout" svg:x1="4.755cm" svg:y1="3.382cm" svg:x2="4.755cm" svg:y2="3.438cm">
            <text:p/>
          </draw:line>
        </draw:g>
        <draw:g draw:style-name="gr1">
          <draw:custom-shape draw:style-name="gr17" draw:text-style-name="P2" draw:layer="layout" svg:width="4.372cm" svg:height="1.536cm" svg:x="2.333cm" svg:y="7.465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text:p text:style-name="P1"><text:span text:style-name="T1">task history</text:span></text:p>
            <draw:enhanced-geometry svg:viewBox="0 0 21600 21600" draw:type="rectangle" draw:enhanced-path="M 0 0 L 21600 0 21600 21600 0 21600 0 0 Z N"/>
          </draw:custom-shape>
          <draw:line draw:style-name="gr18" draw:text-style-name="P3" draw:layer="layout" svg:x1="6.135cm" svg:y1="7.719cm" svg:x2="6.275cm" svg:y2="7.719cm">
            <text:p/>
          </draw:line>
          <draw:line draw:style-name="gr19" draw:text-style-name="P3" draw:layer="layout" svg:x1="6.275cm" svg:y1="7.719cm" svg:x2="6.275cm" svg:y2="7.78cm">
            <text:p/>
          </draw:line>
          <draw:line draw:style-name="gr20" draw:text-style-name="P3" draw:layer="layout" svg:x1="6.275cm" svg:y1="7.78cm" svg:x2="6.135cm" svg:y2="7.78cm">
            <text:p/>
          </draw:line>
          <draw:line draw:style-name="gr21" draw:text-style-name="P3" draw:layer="layout" svg:x1="6.135cm" svg:y1="7.719cm" svg:x2="6.135cm" svg:y2="7.78cm">
            <text:p/>
          </draw:line>
          <draw:line draw:style-name="gr22" draw:text-style-name="P3" draw:layer="layout" svg:x1="6.135cm" svg:y1="7.842cm" svg:x2="6.275cm" svg:y2="7.842cm">
            <text:p/>
          </draw:line>
          <draw:line draw:style-name="gr23" draw:text-style-name="P3" draw:layer="layout" svg:x1="6.275cm" svg:y1="7.842cm" svg:x2="6.275cm" svg:y2="7.903cm">
            <text:p/>
          </draw:line>
          <draw:line draw:style-name="gr24" draw:text-style-name="P3" draw:layer="layout" svg:x1="6.275cm" svg:y1="7.903cm" svg:x2="6.135cm" svg:y2="7.903cm">
            <text:p/>
          </draw:line>
          <draw:line draw:style-name="gr25" draw:text-style-name="P3" draw:layer="layout" svg:x1="6.135cm" svg:y1="7.842cm" svg:x2="6.135cm" svg:y2="7.903cm">
            <text:p/>
          </draw:line>
          <draw:line draw:style-name="gr26" draw:text-style-name="P3" draw:layer="layout" svg:x1="6.204cm" svg:y1="7.719cm" svg:x2="6.204cm" svg:y2="7.657cm">
            <text:p/>
          </draw:line>
          <draw:line draw:style-name="gr27" draw:text-style-name="P3" draw:layer="layout" svg:x1="6.204cm" svg:y1="7.657cm" svg:x2="6.484cm" svg:y2="7.657cm">
            <text:p/>
          </draw:line>
          <draw:line draw:style-name="gr28" draw:text-style-name="P3" draw:layer="layout" svg:x1="6.204cm" svg:y1="7.903cm" svg:x2="6.204cm" svg:y2="7.965cm">
            <text:p/>
          </draw:line>
          <draw:line draw:style-name="gr29" draw:text-style-name="P3" draw:layer="layout" svg:x1="6.484cm" svg:y1="7.965cm" svg:x2="6.204cm" svg:y2="7.965cm">
            <text:p/>
          </draw:line>
          <draw:line draw:style-name="gr30" draw:text-style-name="P3" draw:layer="layout" svg:x1="6.485cm" svg:y1="7.657cm" svg:x2="6.485cm" svg:y2="7.964cm">
            <text:p/>
          </draw:line>
          <draw:line draw:style-name="gr31" draw:text-style-name="P3" draw:layer="layout" svg:x1="6.204cm" svg:y1="7.78cm" svg:x2="6.204cm" svg:y2="7.842cm">
            <text:p/>
          </draw:line>
        </draw:g>
        <draw:g draw:style-name="gr1">
          <draw:custom-shape draw:style-name="gr32" draw:text-style-name="P2" draw:layer="layout" svg:width="4.88cm" svg:height="1.79cm" svg:x="2.787cm" svg:y="12.735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text:p text:style-name="P1"><text:span text:style-name="T1">invalidation history</text:span></text:p>
            <draw:enhanced-geometry svg:viewBox="0 0 21600 21600" draw:type="rectangle" draw:enhanced-path="M 0 0 L 21600 0 21600 21600 0 21600 0 0 Z N"/>
          </draw:custom-shape>
          <draw:line draw:style-name="gr33" draw:text-style-name="P3" draw:layer="layout" svg:x1="7.031cm" svg:y1="13.031cm" svg:x2="7.187cm" svg:y2="13.031cm">
            <text:p/>
          </draw:line>
          <draw:line draw:style-name="gr34" draw:text-style-name="P3" draw:layer="layout" svg:x1="7.187cm" svg:y1="13.031cm" svg:x2="7.187cm" svg:y2="13.102cm">
            <text:p/>
          </draw:line>
          <draw:line draw:style-name="gr35" draw:text-style-name="P3" draw:layer="layout" svg:x1="7.187cm" svg:y1="13.102cm" svg:x2="7.031cm" svg:y2="13.102cm">
            <text:p/>
          </draw:line>
          <draw:line draw:style-name="gr36" draw:text-style-name="P3" draw:layer="layout" svg:x1="7.031cm" svg:y1="13.031cm" svg:x2="7.031cm" svg:y2="13.102cm">
            <text:p/>
          </draw:line>
          <draw:line draw:style-name="gr37" draw:text-style-name="P3" draw:layer="layout" svg:x1="7.031cm" svg:y1="13.174cm" svg:x2="7.187cm" svg:y2="13.174cm">
            <text:p/>
          </draw:line>
          <draw:line draw:style-name="gr38" draw:text-style-name="P3" draw:layer="layout" svg:x1="7.187cm" svg:y1="13.174cm" svg:x2="7.187cm" svg:y2="13.245cm">
            <text:p/>
          </draw:line>
          <draw:line draw:style-name="gr39" draw:text-style-name="P3" draw:layer="layout" svg:x1="7.187cm" svg:y1="13.246cm" svg:x2="7.031cm" svg:y2="13.246cm">
            <text:p/>
          </draw:line>
          <draw:line draw:style-name="gr40" draw:text-style-name="P3" draw:layer="layout" svg:x1="7.031cm" svg:y1="13.174cm" svg:x2="7.031cm" svg:y2="13.245cm">
            <text:p/>
          </draw:line>
          <draw:line draw:style-name="gr41" draw:text-style-name="P3" draw:layer="layout" svg:x1="7.108cm" svg:y1="13.031cm" svg:x2="7.108cm" svg:y2="12.959cm">
            <text:p/>
          </draw:line>
          <draw:line draw:style-name="gr42" draw:text-style-name="P3" draw:layer="layout" svg:x1="7.108cm" svg:y1="12.959cm" svg:x2="7.421cm" svg:y2="12.959cm">
            <text:p/>
          </draw:line>
          <draw:line draw:style-name="gr43" draw:text-style-name="P3" draw:layer="layout" svg:x1="7.108cm" svg:y1="13.246cm" svg:x2="7.108cm" svg:y2="13.318cm">
            <text:p/>
          </draw:line>
          <draw:line draw:style-name="gr44" draw:text-style-name="P3" draw:layer="layout" svg:x1="7.421cm" svg:y1="13.317cm" svg:x2="7.108cm" svg:y2="13.317cm">
            <text:p/>
          </draw:line>
          <draw:line draw:style-name="gr45" draw:text-style-name="P3" draw:layer="layout" svg:x1="7.421cm" svg:y1="12.959cm" svg:x2="7.421cm" svg:y2="13.317cm">
            <text:p/>
          </draw:line>
          <draw:line draw:style-name="gr46" draw:text-style-name="P3" draw:layer="layout" svg:x1="7.108cm" svg:y1="13.102cm" svg:x2="7.108cm" svg:y2="13.174cm">
            <text:p/>
          </draw:line>
        </draw:g>
        <draw:g draw:style-name="gr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47" draw:text-style-name="P4" draw:layer="layout" svg:width="6.35cm" svg:height="0.962cm" svg:x="11.414cm" svg:y="6.473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2">tasks tab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6" draw:layer="layout" svg:width="6.35cm" svg:height="1.673cm" svg:x="11.414cm" svg:y="7.435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5"><text:span text:style-name="T2">column: id</text:span></text:p>
            <text:p text:style-name="P5"><text:span text:style-name="T2">column: project_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49" draw:text-style-name="P4" draw:layer="layout" svg:width="5.762cm" svg:height="0.962cm" svg:x="10.878cm" svg:y="11.491cm">
              <text:p text:style-name="P1"><text:span text:style-name="T2">task histo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6" draw:layer="layout" svg:width="5.762cm" svg:height="1.673cm" svg:x="10.878cm" svg:y="12.453cm">
              <text:p text:style-name="P5"><text:span text:style-name="T2">column: task id</text:span></text:p>
              <text:p text:style-name="P5"><text:span text:style-name="T2">column: project i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fe_20_end" draw:display-name="Life end" svg:viewBox="0 0 1420 1662" svg:d="M0 150l75-75 75-75 454 454v-62h106 106v62l454-454 75 75 75 75-560 560 560 560-75 75-75 75-454-454v696h-106-106v-696l-454 454-75-75-75-75 560-560z"/>
    <draw:marker draw:name="UML_20_Arrow" draw:display-name="UML Arrow" svg:viewBox="-0.0901699437494742 0 406.180339887499 756.090169943749" svg:d="M105 715c-2 9-7 17-13 24-7 7-15 12-23 15-9 2-19 3-28 1s-17-7-24-13c-7-7-12-15-15-23-2-9-3-19-1-28l150-650c2-5 3-10 6-14 5-9 11-15 20-20 8-5 17-7 26-7s18 2 27 7c8 5 14 11 19 20 3 4 4 9 6 14l150 650c2 9 1 19-1 28-3 8-8 16-15 23-7 6-15 11-24 13s-19 1-28-1c-8-3-16-8-23-15-6-7-11-15-13-24l-44-194v232h-53-53v-237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avoye</meta:initial-creator>
    <meta:creation-date>2024-01-06T20:50:41.054645892</meta:creation-date>
    <dc:date>2024-01-06T21:00:17.915140553</dc:date>
    <dc:creator>Rob Savoye</dc:creator>
    <meta:editing-duration>PT9M38S</meta:editing-duration>
    <meta:editing-cycles>1</meta:editing-cycles>
    <meta:document-statistic meta:object-count="54"/>
    <meta:generator>LibreOffice/7.6.4.1$Linux_X86_64 LibreOffice_project/60$Build-1</meta:generator>
  </office:meta>
</office:document-meta>
</file>